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Source Code Pro Black" svg:font-family="'Source Code Pro Black'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Standard">
      <style:text-properties style:font-name="Source Code Pro Black" officeooo:rsid="000c753d" officeooo:paragraph-rsid="000c753d"/>
    </style:style>
    <style:style style:name="P2" style:family="paragraph" style:parent-style-name="Standard">
      <style:paragraph-properties fo:text-align="center" style:justify-single-word="false"/>
      <style:text-properties style:font-name="Source Code Pro Black" fo:font-size="30pt" officeooo:rsid="000c753d" officeooo:paragraph-rsid="000c753d" style:font-size-asian="30pt" style:font-size-complex="30pt"/>
    </style:style>
    <style:style style:name="P3" style:family="paragraph" style:parent-style-name="Standard">
      <style:text-properties style:font-name="Source Code Pro Black" fo:font-size="14pt" officeooo:rsid="000c753d" officeooo:paragraph-rsid="000c753d" style:font-size-asian="14pt" style:font-size-complex="14pt"/>
    </style:style>
    <style:style style:name="P4" style:family="paragraph" style:parent-style-name="Standard">
      <style:text-properties style:font-name="Source Code Pro Black" fo:font-size="14pt" officeooo:paragraph-rsid="000c753d" style:font-size-asian="14pt" style:font-size-complex="14pt"/>
    </style:style>
    <style:style style:name="T1" style:family="text">
      <style:text-properties officeooo:rsid="000c753d"/>
    </style:style>
    <style:style style:name="T2" style:family="text">
      <style:text-properties fo:color="#81d41a"/>
    </style:style>
    <style:style style:name="T3" style:family="text">
      <style:text-properties fo:color="#e8a202"/>
    </style:style>
    <style:style style:name="T4" style:family="text">
      <style:text-properties fo:color="#ff0000"/>
    </style:style>
    <style:style style:name="T5" style:family="text">
      <style:text-properties fo:color="#ff0000" officeooo:rsid="000c753d"/>
    </style:style>
    <style:style style:name="T6" style:family="text">
      <style:text-properties fo:color="#00a933"/>
    </style:style>
    <style:style style:name="T7" style:family="text">
      <style:text-properties fo:color="#00a933" officeooo:rsid="000c753d"/>
    </style:style>
    <style:style style:name="T8" style:family="text">
      <style:text-properties fo:color="#ff8000"/>
    </style:style>
    <style:style style:name="T9" style:family="text">
      <style:text-properties fo:color="#e6e905"/>
    </style:style>
    <style:style style:name="T10" style:family="text">
      <style:text-properties fo:color="#ffff00"/>
    </style:style>
    <style:style style:name="T11" style:family="text">
      <style:text-properties fo:color="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CF Foundation Exam Practice</text:p>
      <text:p text:style-name="P1"/>
      <text:p text:style-name="P1"/>
      <text:p text:style-name="P3">When hitting the <text:span text:style-name="T6">Play</text:span> button, you will be given a random question from the past UCF Foundation Exams. <text:s/>There will be a <text:span text:style-name="T11">timer of 10 minutes</text:span> to pace yourself but don’t worry, you can go past the time limit.</text:p>
      <text:p text:style-name="P3"/>
      <text:p text:style-name="P4"><text:span text:style-name="T1">When you are done, hit the </text:span><text:span text:style-name="T5">Stop</text:span><text:span text:style-name="T1"> button to stop the timer and check your work with the answer key. <text:s/>You can then the </text:span><text:span text:style-name="T7">Play</text:span><text:span text:style-name="T1"> button again to get another question and start the timer again.</text:span></text:p>
      <text:p text:style-name="P3"/>
      <text:p text:style-name="P3">The Exam Info section will provide you the exam Reference Sheet as well as the Exam Statistics for the test of the current question you are on.</text:p>
      <text:p text:style-name="P3"/>
      <text:p text:style-name="P3">You can change your theme with the <text:span text:style-name="T8">Theme Switcher</text:span> button next to the <text:span text:style-name="T6">Play</text:span>/<text:span text:style-name="T4">Stop</text:span> button.</text:p>
      <text:p text:style-name="P3"/>
      <text:p text:style-name="P3">Good Luck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Source Code Pro Black" svg:font-family="'Source Code Pro Black'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9T18:08:50.229999703</meta:creation-date>
    <dc:date>2020-09-19T18:22:30.240494534</dc:date>
    <meta:editing-duration>PT3M29S</meta:editing-duration>
    <meta:editing-cycles>1</meta:editing-cycles>
    <meta:document-statistic meta:table-count="0" meta:image-count="0" meta:object-count="0" meta:page-count="1" meta:paragraph-count="6" meta:word-count="123" meta:character-count="655" meta:non-whitespace-character-count="536"/>
    <meta:generator>LibreOffice/6.3.6.2$Linux_X86_64 LibreOffice_project/30$Build-2</meta:generator>
  </office:meta>
</office:document-meta>
</file>